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1" fo:font-size="12pt" officeooo:paragraph-rsid="00099221" style:font-size-asian="12pt" style:font-size-complex="12pt"/>
    </style:style>
    <style:style style:name="P2" style:family="paragraph" style:parent-style-name="Standard">
      <style:text-properties style:font-name="Arial1" fo:font-size="12pt" officeooo:paragraph-rsid="000a0b08" style:font-size-asian="12pt" style:font-size-complex="12pt"/>
    </style:style>
    <style:style style:name="P3" style:family="paragraph" style:parent-style-name="Standard">
      <style:text-properties style:font-name="Arial1" fo:font-size="12pt" style:text-underline-style="none" fo:font-weight="bold" fo:background-color="transparent"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ial1" fo:font-size="12pt" style:text-underline-style="none" fo:font-weight="bold" officeooo:rsid="0004a9ed" officeooo:paragraph-rsid="0004a9ed" fo:background-color="transparent" style:font-size-asian="12pt" style:font-weight-asian="bold" style:font-size-complex="12pt" style:font-weight-complex="bold"/>
    </style:style>
    <style:style style:name="P5" style:family="paragraph" style:parent-style-name="Standard">
      <style:text-properties style:font-name="Arial1" fo:font-size="12pt" style:text-underline-style="none" fo:background-color="transparent" style:font-size-asian="12pt" style:font-size-complex="12pt"/>
    </style:style>
    <style:style style:name="P6" style:family="paragraph" style:parent-style-name="Standard">
      <style:paragraph-properties fo:text-align="center" style:justify-single-word="false"/>
      <style:text-properties style:font-name="Arial1" fo:font-size="12pt" style:text-underline-style="none" officeooo:rsid="0004a9ed" officeooo:paragraph-rsid="0004a9ed" fo:background-color="transparent" style:font-size-asian="12pt" style:font-size-complex="12pt"/>
    </style:style>
    <style:style style:name="P7" style:family="paragraph" style:parent-style-name="Standard">
      <style:text-properties style:font-name="Arial1" fo:font-size="12pt" style:text-underline-style="none" officeooo:paragraph-rsid="00099221" fo:background-color="transparent" style:font-size-asian="12pt" style:font-size-complex="12pt"/>
    </style:style>
    <style:style style:name="P8" style:family="paragraph" style:parent-style-name="Standard">
      <style:text-properties officeooo:paragraph-rsid="000a0b08"/>
    </style:style>
    <style:style style:name="T1" style:family="text">
      <style:text-properties style:text-underline-style="none" fo:background-color="transparent" loext:char-shading-value="0"/>
    </style:style>
    <style:style style:name="T2" style:family="text">
      <style:text-properties style:text-underline-style="none" officeooo:rsid="00099221" fo:background-color="transparent" loext:char-shading-value="0"/>
    </style:style>
    <style:style style:name="T3" style:family="text">
      <style:text-properties style:text-underline-style="none" fo:font-weight="bold" fo:background-color="transparent" loext:char-shading-value="0" style:font-weight-asian="bold" style:font-weight-complex="bold"/>
    </style:style>
    <style:style style:name="T4" style:family="text">
      <style:text-properties style:text-underline-style="none" fo:font-weight="bold" officeooo:rsid="000a0b08" fo:background-color="transparent" loext:char-shading-value="0" style:font-weight-asian="bold" style:font-weight-complex="bold"/>
    </style:style>
    <style:style style:name="T5" style:family="text">
      <style:text-properties style:text-underline-style="none" fo:font-weight="normal" fo:background-color="transparent" loext:char-shading-value="0" style:font-weight-asian="normal" style:font-weight-complex="normal"/>
    </style:style>
    <style:style style:name="T6" style:family="text">
      <style:text-properties fo:font-variant="normal" fo:text-transform="none" fo:color="#28292a" style:font-name="Arial1"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7" style:family="text">
      <style:text-properties fo:font-variant="normal" fo:text-transform="none" fo:color="#28292a"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 style:family="text">
      <style:text-properties fo:font-variant="normal" fo:text-transform="none" fo:color="#28292a" fo:letter-spacing="normal" fo:font-style="normal" style:text-underline-style="none" fo:font-weight="normal" fo:background-color="transparent" loext:char-shading-value="0" style:font-weight-asian="normal" style:font-weight-complex="normal"/>
    </style:style>
    <style:style style:name="T9" style:family="text">
      <style:text-properties fo:font-variant="normal" fo:text-transform="none" fo:color="#888888"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099221" style:font-weight-asian="bold" style:font-weight-complex="bold"/>
    </style:style>
    <style:style style:name="T12" style:family="text">
      <style:text-properties officeooo:rsid="00099221"/>
    </style:style>
    <style:style style:name="T13" style:family="text">
      <style:text-properties style:font-name="Arial1" fo:font-size="12pt" style:text-underline-style="none" fo:font-weight="normal" fo:background-color="transparent" loext:char-shading-value="0" style:font-size-asian="12pt" style:font-weight-asian="normal" style:font-size-complex="12pt" style:font-weight-complex="normal"/>
    </style:style>
    <style:style style:name="T14" style:family="text">
      <style:text-properties style:font-name="Arial1" style:text-underline-style="none" fo:font-weight="normal" fo:background-color="transparent" loext:char-shading-value="0" style:font-weight-asian="normal" style:font-weight-complex="normal"/>
    </style:style>
    <style:style style:name="T15"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16" style:family="text">
      <style:text-properties officeooo:rsid="000a0b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rregamento e Congelamento de Dados</text:p>
      <text:p text:style-name="P6"/>
      <text:p text:style-name="P3">Ferramentas</text:p>
      <text:p text:style-name="P5"/>
      <text:p text:style-name="P5"><text:span text:style-name="T10">D</text:span><text:span text:style-name="T11">B</text:span><text:span text:style-name="T10">Unit</text:span> – <text:span text:style-name="T12">BDUnit </text:span>é uma extensão do Junit destinado a projetos <text:span text:style-name="T12">com banco de dados, que durantes os testes coloca seu banco de dados em um estado de perigo, devido a quantidade de informações que serão persistidas durantes os periodo de testes</text:span>. Esta é uma excelente maneira de evitar problemas que podem ocorrer quando os testes corrompe o banco de dados. <text:span text:style-name="T12">T</text:span>em a capacidade de exportar e importar os dados do banco de dados <text:span text:style-name="T12">em arquivo</text:span> XML. </text:p>
      <text:p text:style-name="P5"/>
      <text:p text:style-name="P5">Desde a versão 2.0, DbUnit também pode trabalhar com grandes conjuntos de dados quando usado em modo streaming. <text:span text:style-name="T12">A</text:span>jud<text:span text:style-name="T12">a</text:span> a verificar se os dados do banco de dados corresponde a um conjunto esperado de valores.</text:p>
      <text:p text:style-name="P5"/>
      <text:p text:style-name="P5">Objetivo</text:p>
      <text:p text:style-name="P5"/>
      <text:p text:style-name="P7">Na maioria d<text:span text:style-name="T12">os testes de software </text:span>é necessári<text:span text:style-name="T12">o uma</text:span> carga inicial <text:span text:style-name="T12">de dados no </text:span>banco para que o estado dessas tabelas esteja conceitualmente correto.</text:p>
      <text:p text:style-name="P7"/>
      <text:p text:style-name="P1"><text:span text:style-name="T2">Após o início dos testes de software a base atual é dificel de ser mantida, devido ao geração de muito “lixo” n</text:span><text:span text:style-name="T1">o banco e a remoção desses dados pode ser complexa. </text:span><text:span text:style-name="T2">Uma das soluções para esse problema é o BDUnit</text:span><text:span text:style-name="T8">. </text:span></text:p>
      <text:p text:style-name="P1"/>
      <text:p text:style-name="P1"><text:span text:style-name="T1">Utilizando o DBUnit é possível criar essa carga de dados para a execução dos testes. Ao final do teste unitário essa carga será removida do banco, que volta ao estado anterior. </text:span></text:p>
      <text:p text:style-name="P1"/>
      <text:p text:style-name="P1"><text:span text:style-name="T1">O ideal é que métodos das classes de testes que porventura alterem o estado da base de dados sejam executados em transação e no final seja feito o rollback.</text:span></text:p>
      <text:p text:style-name="P1"/>
      <text:p text:style-name="P1"><text:span text:style-name="T1"><text:s/>Assim, ao final da execução dos testes a base de dados não terá nenhuma alteração.</text:span></text:p>
      <text:p text:style-name="P5"/>
      <text:p text:style-name="P5"/>
      <text:p text:style-name="P2"><text:span text:style-name="T3">Teste de Software – </text:span><text:span text:style-name="T4">Definição</text:span></text:p>
      <text:p text:style-name="P2"/>
      <text:p text:style-name="P8"><text:span text:style-name="T13">Teste de software é o processo de execução de um produto para determinar se ele atingiu suas especificações e funcionou corretamente no ambiente para o qual foi projetado. </text:span></text:p>
      <text:p text:style-name="P2"/>
      <text:p text:style-name="P2"><text:span text:style-name="T5">O seu objetivo é revelar falhas em um produto, para que as causas dessas falhas sejam identificadas e possam ser corrigidas pela equipe de desenvolvimento antes da entrega final. Por conta dessa característica das atividades de teste, dizemos que sua natureza é “destrutiva”, e não “construtiva”, pois visa ao aumento da confiança de um produto através da exposição de seus problemas. </text:span><text:span text:style-name="T1">O conceito de teste de software pode ser compreendido através de uma visão intuitiva ou mesmo de uma maneira formal. Existem atualmente várias definições para esse conceito. De uma forma simples, testar um software significa verificar através de uma execução controlada se o seu comportamento corre de acordo com o especificado. O objetivo principal desta tarefa é revelar o número máximo de falhas dispondo do mínimo de esforço, ou seja, mostrar aos que desenvolvem se os resultados estão ou não de acordo com os padrões estabeleci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9:04:46.038897057</meta:creation-date>
    <dc:date>2014-09-17T22:07:39.091911453</dc:date>
    <meta:editing-duration>PT29M50S</meta:editing-duration>
    <meta:editing-cycles>8</meta:editing-cycles>
    <meta:generator>LibreOffice/4.2.6.3$Linux_X86_64 LibreOffice_project/420m0$Build-3</meta:generator>
    <meta:document-statistic meta:table-count="0" meta:image-count="0" meta:object-count="0" meta:page-count="1" meta:paragraph-count="13" meta:word-count="436" meta:character-count="2593" meta:non-whitespace-character-count="2163"/>
  </office:meta>
</office:document-meta>
</file>